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4f84"/>
    </style:style>
    <style:style style:name="P2" style:family="paragraph" style:parent-style-name="Preformatted_20_Text" style:list-style-name="L2">
      <style:text-properties officeooo:paragraph-rsid="00114f84"/>
    </style:style>
    <style:style style:name="P3" style:family="paragraph" style:parent-style-name="Preformatted_20_Text" style:list-style-name="L3">
      <style:text-properties officeooo:paragraph-rsid="001513ec"/>
    </style:style>
    <style:style style:name="P4" style:family="paragraph" style:parent-style-name="Preformatted_20_Text" style:list-style-name="L3">
      <style:text-properties officeooo:paragraph-rsid="0016cd2a"/>
    </style:style>
    <style:style style:name="P5" style:family="paragraph" style:parent-style-name="Preformatted_20_Text">
      <style:text-properties officeooo:paragraph-rsid="0016cd2a"/>
    </style:style>
    <style:style style:name="P6" style:family="paragraph" style:parent-style-name="Preformatted_20_Text" style:list-style-name="L4">
      <style:text-properties officeooo:paragraph-rsid="0016cd2a"/>
    </style:style>
    <style:style style:name="P7" style:family="paragraph" style:parent-style-name="Preformatted_20_Text" style:list-style-name="L5">
      <style:text-properties officeooo:paragraph-rsid="0016cd2a"/>
    </style:style>
    <style:style style:name="P8" style:family="paragraph" style:parent-style-name="Preformatted_20_Text">
      <style:text-properties officeooo:paragraph-rsid="0018236c"/>
    </style:style>
    <style:style style:name="P9" style:family="paragraph" style:parent-style-name="Preformatted_20_Text" style:list-style-name="L6">
      <style:text-properties officeooo:paragraph-rsid="0018236c"/>
    </style:style>
    <style:style style:name="P10" style:family="paragraph" style:parent-style-name="Standard">
      <style:text-properties officeooo:paragraph-rsid="00114f84"/>
    </style:style>
    <style:style style:name="P11" style:family="paragraph" style:parent-style-name="Standard" style:list-style-name="L1">
      <style:text-properties officeooo:paragraph-rsid="00114f84"/>
    </style:style>
    <style:style style:name="P12" style:family="paragraph" style:parent-style-name="Standard" style:list-style-name="L2">
      <style:text-properties officeooo:paragraph-rsid="00114f84"/>
    </style:style>
    <style:style style:name="P13" style:family="paragraph" style:parent-style-name="Standard">
      <style:text-properties officeooo:paragraph-rsid="001513ec"/>
    </style:style>
    <style:style style:name="P14" style:family="paragraph" style:parent-style-name="List_20_Heading" style:list-style-name="L1">
      <style:text-properties officeooo:paragraph-rsid="00114f84"/>
    </style:style>
    <style:style style:name="T1" style:family="text">
      <style:text-properties officeooo:rsid="00114f84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114f84"/>
    </style:style>
    <style:style style:name="T4" style:family="text">
      <style:text-properties style:font-name="DejaVu Sans" fo:font-weight="bold" officeooo:rsid="00114f84"/>
    </style:style>
    <style:style style:name="T5" style:family="text">
      <style:text-properties style:font-name="DejaVu Sans" fo:font-weight="bold" officeooo:rsid="00133507"/>
    </style:style>
    <style:style style:name="T6" style:family="text">
      <style:text-properties style:font-name="DejaVu Sans" fo:font-weight="bold" officeooo:rsid="001513ec"/>
    </style:style>
    <style:style style:name="T7" style:family="text">
      <style:text-properties style:font-name="DejaVu Sans" fo:font-weight="bold" officeooo:rsid="0016cd2a"/>
    </style:style>
    <style:style style:name="T8" style:family="text">
      <style:text-properties style:font-name="DejaVu Sans" fo:font-weight="bold" officeooo:rsid="0018236c"/>
    </style:style>
    <style:style style:name="T9" style:family="text">
      <style:text-properties fo:font-weight="bold" officeooo:rsid="00114f84"/>
    </style:style>
    <style:style style:name="T10" style:family="text">
      <style:text-properties fo:font-weight="bold" officeooo:rsid="001513ec"/>
    </style:style>
    <style:style style:name="T11" style:family="text">
      <style:text-properties fo:font-weight="bold" officeooo:rsid="0016cd2a"/>
    </style:style>
    <style:style style:name="T12" style:family="text">
      <style:text-properties fo:font-weight="bold" officeooo:rsid="00133507"/>
    </style:style>
    <style:style style:name="T13" style:family="text">
      <style:text-properties fo:font-weight="bold" officeooo:rsid="0018236c"/>
    </style:style>
    <style:style style:name="T14" style:family="text">
      <style:text-properties style:font-name="DejaVu Sans Mono"/>
    </style:style>
    <style:style style:name="T15" style:family="text">
      <style:text-properties style:font-name="DejaVu Sans Mono" officeooo:rsid="00114f84"/>
    </style:style>
    <style:style style:name="T16" style:family="text">
      <style:text-properties style:font-name="DejaVu Sans Mono" fo:font-weight="bold" officeooo:rsid="00114f84"/>
    </style:style>
    <style:style style:name="T17" style:family="text">
      <style:text-properties style:font-name="DejaVu Sans Mono" fo:font-weight="bold" officeooo:rsid="00133507"/>
    </style:style>
    <style:style style:name="T18" style:family="text">
      <style:text-properties style:font-name="DejaVu Sans Mono" fo:font-weight="bold" officeooo:rsid="001513ec"/>
    </style:style>
    <style:style style:name="T19" style:family="text">
      <style:text-properties style:font-name="DejaVu Sans Mono" fo:font-weight="bold" officeooo:rsid="0016cd2a"/>
    </style:style>
    <style:style style:name="T20" style:family="text">
      <style:text-properties style:font-name="DejaVu Sans Mono" fo:font-weight="bold" officeooo:rsid="0018236c"/>
    </style:style>
    <style:style style:name="T21" style:family="text">
      <style:text-properties style:font-name="DejaVu Sans Mono" fo:font-size="12pt" style:font-size-asian="12pt" style:font-size-complex="12pt"/>
    </style:style>
    <style:style style:name="T22" style:family="text">
      <style:text-properties style:font-name="DejaVu Sans Mono" fo:font-size="12pt" officeooo:rsid="00114f84" style:font-size-asian="12pt" style:font-size-complex="12pt"/>
    </style:style>
    <style:style style:name="T23" style:family="text">
      <style:text-properties style:font-name="DejaVu Sans Mono" fo:font-size="12pt" officeooo:rsid="00133507" style:font-size-asian="12pt" style:font-size-complex="12pt"/>
    </style:style>
    <style:style style:name="T24" style:family="text">
      <style:text-properties style:font-name="DejaVu Sans Mono" fo:font-size="12pt" officeooo:rsid="001513ec" style:font-size-asian="12pt" style:font-size-complex="12pt"/>
    </style:style>
    <style:style style:name="T25" style:family="text">
      <style:text-properties style:font-name="DejaVu Sans Mono" fo:font-size="12pt" officeooo:rsid="0016cd2a" style:font-size-asian="12pt" style:font-size-complex="12pt"/>
    </style:style>
    <style:style style:name="T26" style:family="text">
      <style:text-properties style:font-name="DejaVu Sans Mono" fo:font-size="12pt" officeooo:rsid="0018236c" style:font-size-asian="12pt" style:font-size-complex="12pt"/>
    </style:style>
    <style:style style:name="T27" style:family="text">
      <style:text-properties style:font-name="DejaVu Sans Mono" fo:font-size="12pt" fo:font-weight="bold" officeooo:rsid="00114f84" style:font-size-asian="12pt" style:font-size-complex="12pt"/>
    </style:style>
    <style:style style:name="T28" style:family="text">
      <style:text-properties style:font-name="DejaVu Sans Mono" fo:font-size="12pt" fo:font-weight="bold" officeooo:rsid="00133507" style:font-size-asian="12pt" style:font-size-complex="12pt"/>
    </style:style>
    <style:style style:name="T29" style:family="text">
      <style:text-properties style:font-name="DejaVu Sans Mono" fo:font-size="12pt" fo:font-weight="bold" officeooo:rsid="001513ec" style:font-size-asian="12pt" style:font-size-complex="12pt"/>
    </style:style>
    <style:style style:name="T30" style:family="text">
      <style:text-properties style:font-name="DejaVu Sans Mono" fo:font-size="12pt" fo:font-weight="bold" officeooo:rsid="0016cd2a" style:font-size-asian="12pt" style:font-size-complex="12pt"/>
    </style:style>
    <style:style style:name="T31" style:family="text">
      <style:text-properties style:font-name="DejaVu Sans Mono" fo:font-size="12pt" fo:font-weight="bold" officeooo:rsid="0018236c" style:font-size-asian="12pt" style:font-size-complex="12pt"/>
    </style:style>
    <style:style style:name="T32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DejaVu Sans Mono" fo:font-size="12pt" fo:font-weight="bold" officeooo:rsid="00114f84" style:font-size-asian="12pt" style:font-weight-asian="bold" style:font-size-complex="12pt" style:font-weight-complex="bold"/>
    </style:style>
    <style:style style:name="T34" style:family="text">
      <style:text-properties style:font-name="DejaVu Sans Mono" fo:font-size="12pt" fo:font-weight="bold" officeooo:rsid="00133507" style:font-size-asian="12pt" style:font-weight-asian="bold" style:font-size-complex="12pt" style:font-weight-complex="bold"/>
    </style:style>
    <style:style style:name="T35" style:family="text">
      <style:text-properties style:font-name="DejaVu Sans Mono" fo:font-size="12pt" fo:font-weight="bold" officeooo:rsid="001513ec" style:font-size-asian="12pt" style:font-weight-asian="bold" style:font-size-complex="12pt" style:font-weight-complex="bold"/>
    </style:style>
    <style:style style:name="T36" style:family="text">
      <style:text-properties style:font-name="DejaVu Sans Mono" fo:font-size="12pt" fo:font-weight="bold" officeooo:rsid="0016cd2a" style:font-size-asian="12pt" style:font-weight-asian="bold" style:font-size-complex="12pt" style:font-weight-complex="bold"/>
    </style:style>
    <style:style style:name="T37" style:family="text">
      <style:text-properties style:font-name="DejaVu Sans Mono" fo:font-size="12pt" fo:font-weight="bold" officeooo:rsid="0018236c" style:font-size-asian="12pt" style:font-weight-asian="bold" style:font-size-complex="12pt" style:font-weight-complex="bold"/>
    </style:style>
    <style:style style:name="T38" style:family="text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font-name="DejaVu Sans Mono" fo:font-size="12pt" fo:font-weight="normal" officeooo:rsid="00114f84" style:font-size-asian="12pt" style:font-weight-asian="normal" style:font-size-complex="12pt" style:font-weight-complex="normal"/>
    </style:style>
    <style:style style:name="T40" style:family="text">
      <style:text-properties style:font-name="DejaVu Sans Mono" fo:font-size="12pt" fo:font-weight="normal" officeooo:rsid="00133507" style:font-size-asian="12pt" style:font-weight-asian="normal" style:font-size-complex="12pt" style:font-weight-complex="normal"/>
    </style:style>
    <style:style style:name="T41" style:family="text">
      <style:text-properties style:font-name="DejaVu Sans Mono" fo:font-size="12pt" fo:font-weight="normal" officeooo:rsid="001513ec" style:font-size-asian="12pt" style:font-weight-asian="normal" style:font-size-complex="12pt" style:font-weight-complex="normal"/>
    </style:style>
    <style:style style:name="T42" style:family="text">
      <style:text-properties style:font-name="DejaVu Sans Mono" fo:font-size="12pt" fo:font-weight="normal" officeooo:rsid="0016cd2a" style:font-size-asian="12pt" style:font-weight-asian="normal" style:font-size-complex="12pt" style:font-weight-complex="normal"/>
    </style:style>
    <style:style style:name="T43" style:family="text">
      <style:text-properties style:font-name="DejaVu Sans Mono" fo:font-size="12pt" fo:font-weight="normal" officeooo:rsid="0018236c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eletype"><text:span text:style-name="T38">template &lt;class identifier&gt; function_declaration;</text:span></text:span></text:p>
      <text:p text:style-name="Standard"><text:span text:style-name="Teletype"><text:span text:style-name="T38">Def. Metody poza klasą: </text:span></text:span><text:span text:style-name="Teletype"><text:span text:style-name="Source_20_Text"><text:span text:style-name="Variable"><text:span text:style-name="T38">template</text:span></text:span></text:span></text:span><text:span text:style-name="Teletype"><text:span text:style-name="Source_20_Text"><text:span text:style-name="T38"> &lt;</text:span></text:span></text:span><text:span text:style-name="Teletype"><text:span text:style-name="Source_20_Text"><text:span text:style-name="Variable"><text:span text:style-name="T38">class</text:span></text:span></text:span></text:span><text:span text:style-name="Teletype"><text:span text:style-name="Source_20_Text"><text:span text:style-name="T38"> T&gt; </text:span></text:span></text:span><text:span text:style-name="Source_20_Text"><text:span text:style-name="T38">T klasa&lt;T&gt;::metoda () </text:span></text:span></text:p>
      <text:p text:style-name="P10"><text:span text:style-name="Teletype"><text:span text:style-name="T39">Specjalizacja: </text:span></text:span><text:span text:style-name="Teletype"><text:span text:style-name="Source_20_Text"><text:span text:style-name="Variable"><text:span text:style-name="T39">template</text:span></text:span></text:span></text:span><text:span text:style-name="Teletype"><text:span text:style-name="Source_20_Text"><text:span text:style-name="T39"> &lt;&gt; </text:span></text:span></text:span><text:span text:style-name="Source_20_Text"><text:span text:style-name="Variable"><text:span text:style-name="T38">class</text:span></text:span></text:span><text:span text:style-name="Source_20_Text"><text:span text:style-name="T38"> </text:span></text:span><text:span text:style-name="Source_20_Text"><text:span text:style-name="T39">Nazwa</text:span></text:span><text:span text:style-name="Source_20_Text"><text:span text:style-name="T38"> &lt;</text:span></text:span><text:span text:style-name="Variable"><text:span text:style-name="T39">TypSpecjalizowany</text:span></text:span><text:span text:style-name="Source_20_Text"><text:span text:style-name="T38">&gt;</text:span></text:span></text:p>
      <text:p text:style-name="P10"><text:span text:style-name="Source_20_Text"><text:span text:style-name="T39">Pliki: </text:span></text:span></text:p>
      <text:p text:style-name="P10"><text:span text:style-name="Source_20_Text"><text:span text:style-name="T39">ifstream(const char*)</text:span></text:span></text:p>
      <text:list xml:id="list1444764848809877788" text:style-name="L1">
        <text:list-item>
          <text:p text:style-name="P11"><text:span text:style-name="Source_20_Text"><text:span text:style-name="T39">void </text:span></text:span><text:a xlink:type="simple" xlink:href="http://www.cplusplus.com/reference/fstream/ifstream/open/"><text:span text:style-name="Source_20_Text"><text:span text:style-name="T39">open</text:span></text:span></text:a><text:span text:style-name="Source_20_Text"><text:span text:style-name="T39">(const char*) </text:span></text:span></text:p>
        </text:list-item>
        <text:list-item>
          <text:p text:style-name="P11"><text:span text:style-name="Source_20_Text"><text:span text:style-name="T39">bool </text:span></text:span><text:a xlink:type="simple" xlink:href="http://www.cplusplus.com/reference/fstream/ifstream/is_open/"><text:span text:style-name="Source_20_Text"><text:span text:style-name="T39">is_open</text:span></text:span></text:a><text:span text:style-name="Source_20_Text"><text:span text:style-name="T39">()</text:span></text:span></text:p>
        </text:list-item>
        <text:list-item>
          <text:p text:style-name="P14"><text:span text:style-name="Source_20_Text"><text:span text:style-name="T39">void </text:span></text:span><text:a xlink:type="simple" xlink:href="http://www.cplusplus.com/reference/fstream/ifstream/close/"><text:span text:style-name="Source_20_Text"><text:span text:style-name="T39">close</text:span></text:span></text:a><text:span text:style-name="Source_20_Text"><text:span text:style-name="T39">()</text:span></text:span></text:p>
        </text:list-item>
        <text:list-item>
          <text:p text:style-name="P11"><text:span text:style-name="Source_20_Text"><text:span text:style-name="T39">&gt;&gt; | int get() | getline (istream&amp;, string&amp;)</text:span></text:span></text:p>
        </text:list-item>
        <text:list-item>
          <text:p text:style-name="P11"><text:span text:style-name="Source_20_Text"><text:span text:style-name="T39">bool good() | bool eof()</text:span></text:span></text:p>
        </text:list-item>
      </text:list>
      <text:p text:style-name="P1"><text:span text:style-name="Teletype"><text:span text:style-name="T39">string</text:span></text:span></text:p>
      <text:list xml:id="list6129583934445076357" text:style-name="L2">
        <text:list-item>
          <text:p text:style-name="P12"><text:span text:style-name="Teletype"><text:span text:style-name="T39">int </text:span></text:span><text:a xlink:type="simple" xlink:href="http://www.cplusplus.com/reference/string/string/length/"><text:span text:style-name="Teletype"><text:span text:style-name="T39">length</text:span></text:span></text:a><text:span text:style-name="Teletype"><text:span text:style-name="T39">()</text:span></text:span></text:p>
        </text:list-item>
        <text:list-item>
          <text:p text:style-name="P2"><text:span text:style-name="Teletype"><text:span text:style-name="T39">char&amp; operator[] (size_t pos);</text:span></text:span></text:p>
        </text:list-item>
        <text:list-item>
          <text:p text:style-name="P2"><text:span text:style-name="Teletype"><text:span text:style-name="T39">const char* c_str() const;</text:span></text:span></text:p>
        </text:list-item>
        <text:list-item>
          <text:p text:style-name="P2"><text:span text:style-name="Teletype"><text:span text:style-name="T39">size_t find (const char* s, size_t pos = 0) const; </text:span></text:span><text:span text:style-name="Teletype"><text:span text:style-name="T40">Nie znalazł string::npos, pozyjca</text:span></text:span></text:p>
        </text:list-item>
        <text:list-item>
          <text:p text:style-name="P2"><text:span text:style-name="Teletype"><text:span text:style-name="T39">int compare (const char* s) const; </text:span></text:span><text:span text:style-name="Teletype"><text:span text:style-name="T40">0 Takie same</text:span></text:span></text:p>
        </text:list-item>
      </text:list>
      <text:p text:style-name="P13"><text:span text:style-name="Teletype"><text:span text:style-name="T41">list, map, vector</text:span></text:span></text:p>
      <text:list xml:id="list3545956369663378311" text:style-name="L3">
        <text:list-item>
          <text:p text:style-name="P3"><text:span text:style-name="Teletype"><text:span text:style-name="T41">void push_back (const value_type&amp; val); </text:span></text:span></text:p>
        </text:list-item>
        <text:list-item>
          <text:p text:style-name="P3"><text:span text:style-name="Teletype"><text:span text:style-name="T41">iterator erase (iterator position);</text:span></text:span></text:p>
        </text:list-item>
        <text:list-item>
          <text:p text:style-name="P3"><text:span text:style-name="Teletype"><text:span text:style-name="T41">bool empty() const;</text:span></text:span></text:p>
        </text:list-item>
        <text:list-item>
          <text:p text:style-name="P3"><text:span text:style-name="Teletype"><text:span text:style-name="T41">size_type size() const;</text:span></text:span></text:p>
        </text:list-item>
        <text:list-item>
          <text:p text:style-name="P3"><text:span text:style-name="Teletype"><text:span text:style-name="T41">iterator begin(); iterator end();</text:span></text:span></text:p>
        </text:list-item>
        <text:list-item>
          <text:p text:style-name="P4"><text:span text:style-name="Teletype"><text:span text:style-name="T41">reference front(); reference </text:span></text:span><text:a xlink:type="simple" xlink:href="http://www.cplusplus.com/reference/list/list/back/"><text:span text:style-name="Teletype"><text:span text:style-name="T41">back</text:span></text:span></text:a><text:span text:style-name="Teletype"><text:span text:style-name="T41">();</text:span></text:span></text:p>
        </text:list-item>
      </text:list>
      <text:p text:style-name="P5"><text:span text:style-name="Teletype"><text:span text:style-name="T42">list</text:span></text:span></text:p>
      <text:list xml:id="list4568699693354747283" text:style-name="L4">
        <text:list-item>
          <text:p text:style-name="P6"><text:span text:style-name="Teletype"><text:span text:style-name="T41">void sort(); template &lt;class Compare&gt; void sort (Compare comp);</text:span></text:span></text:p>
          <text:p text:style-name="P6"><text:span text:style-name="Variable"><text:span text:style-name="T41">bool</text:span></text:span><text:span text:style-name="Source_20_Text"><text:span text:style-name="T41"> compare ( </text:span></text:span><text:span text:style-name="Teletype"><text:span text:style-name="T41">Compare</text:span></text:span><text:span text:style-name="Source_20_Text"><text:span text:style-name="T41"> first, </text:span></text:span><text:span text:style-name="Teletype"><text:span text:style-name="T41">Compare</text:span></text:span><text:span text:style-name="Source_20_Text"><text:span text:style-name="T41"> second)</text:span></text:span></text:p>
        </text:list-item>
        <text:list-item>
          <text:p text:style-name="P6"><text:span text:style-name="Teletype"><text:span text:style-name="T41">void push_front</text:span></text:span><text:span text:style-name="Teletype"><text:span text:style-name="T42">(</text:span></text:span><text:span text:style-name="Teletype"><text:span text:style-name="T41">const value_type&amp; val); </text:span></text:span></text:p>
        </text:list-item>
      </text:list>
      <text:p text:style-name="P5"><text:span text:style-name="Teletype"><text:span text:style-name="T42">vector</text:span></text:span></text:p>
      <text:list xml:id="list1589816021330215445" text:style-name="L5">
        <text:list-item>
          <text:p text:style-name="P7"><text:span text:style-name="Teletype"><text:span text:style-name="T42">reference operator[] (size_type n); reference at (size_type n);</text:span></text:span></text:p>
        </text:list-item>
      </text:list>
      <text:p text:style-name="P8"><text:span text:style-name="Teletype"><text:span text:style-name="T43">map</text:span></text:span></text:p>
      <text:list xml:id="list8525549024402615917" text:style-name="L6">
        <text:list-item>
          <text:p text:style-name="P9"><text:span text:style-name="Teletype"><text:span text:style-name="T43">mapped_type&amp; operator[] (const key_type&amp; k);</text:span></text:span></text:p>
        </text:list-item>
        <text:list-item>
          <text:p text:style-name="P9"><text:span text:style-name="Teletype"><text:span text:style-name="T43">iterator-&gt;first|second Pierwsza/druga wartość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 Fallback1" style:font-size-asian="10pt" style:font-name-complex="FreeSans2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" style:font-name-asian="Droid Sans Fallback1" style:font-name-complex="FreeSans2"/>
    </style:style>
    <style:style style:name="Source_20_Text" style:display-name="Source Text" style:family="text">
      <style:text-properties style:font-name="DejaVu Sans Mono" style:font-name-asian="Droid Sans Fallback1" style:font-name-complex="FreeSans2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00:01:42</meta:creation-date>
    <dc:date>2013-06-26T00:45:00</dc:date>
    <meta:editing-duration>PT27M45S</meta:editing-duration>
    <meta:editing-cycles>4</meta:editing-cycles>
    <meta:generator>LibreOffice/4.0.4.2$Linux_X86_64 LibreOffice_project/400m0$Build-2</meta:generator>
    <meta:document-statistic meta:table-count="0" meta:image-count="0" meta:object-count="0" meta:page-count="1" meta:paragraph-count="32" meta:word-count="164" meta:character-count="1060" meta:non-whitespace-character-count="945"/>
  </office:meta>
</office:document-meta>
</file>